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list-style-name="">
      <style:paragraph-properties fo:margin-top="0cm" fo:margin-bottom="0.353cm" fo:line-height="115%" style:text-autospace="none"/>
      <style:text-properties style:use-window-font-color="true" style:font-name="Times New Roman" fo:font-size="12pt" fo:font-weight="bold" style:font-name-asian="Times New Roman" style:font-size-asian="12pt" style:font-weight-asian="bold" style:font-name-complex="Times New Roman" style:font-size-complex="12pt" style:font-weight-complex="bold"/>
    </style:style>
    <style:style style:name="P3" style:family="paragraph" style:parent-style-name="Standard" style:list-style-name="">
      <style:paragraph-properties fo:margin-top="0cm" fo:margin-bottom="0.353cm" fo:line-height="115%" style:text-autospace="none"/>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4" style:family="paragraph" style:parent-style-name="Standard" style:list-style-name="">
      <style:paragraph-properties fo:margin-top="0cm" fo:margin-bottom="0.353cm" fo:line-height="115%" style:text-autospace="none"/>
      <style:text-properties style:use-window-font-color="true" style:font-name="Arial" fo:font-size="10pt" fo:font-weight="bold" style:font-name-asian="Times New Roman" style:font-size-asian="10pt" style:font-weight-asian="bold" style:font-name-complex="Times New Roman" style:font-size-complex="10pt" style:font-weight-complex="bold"/>
    </style:style>
    <style:style style:name="P5" style:family="paragraph" style:parent-style-name="Standard" style:list-style-name="">
      <style:paragraph-properties fo:margin-top="0cm" fo:margin-bottom="0.353cm" fo:line-height="115%" style:text-autospace="none"/>
      <style:text-properties style:use-window-font-color="true" style:font-name="Arial" fo:font-size="10pt" fo:font-weight="normal" style:font-name-asian="Times New Roman" style:font-size-asian="10pt" style:font-weight-asian="normal" style:font-name-complex="Times New Roman" style:font-size-complex="10pt" style:font-weight-complex="normal"/>
    </style:style>
    <style:style style:name="P6" style:family="paragraph" style:parent-style-name="Standard" style:list-style-name="">
      <style:paragraph-properties fo:margin-top="0cm" fo:margin-bottom="0.353cm" fo:line-height="115%" style:text-autospace="none"/>
    </style:style>
    <style:style style:name="P7" style:family="paragraph" style:parent-style-name="Standard" style:list-style-name="">
      <style:paragraph-properties fo:margin-top="0cm" fo:margin-bottom="0.353cm" fo:line-height="115%" style:text-autospace="none"/>
      <style:text-properties fo:font-size="12pt" style:font-size-asian="12pt" style:font-size-complex="12pt"/>
    </style:style>
    <style:style style:name="P8" style:family="paragraph" style:parent-style-name="Standard" style:list-style-name="">
      <style:paragraph-properties fo:margin-left="1.27cm" fo:margin-right="0cm" fo:margin-top="0cm" fo:margin-bottom="0.353cm" fo:line-height="115%" fo:text-indent="-0.635cm" style:auto-text-indent="false" style:text-autospace="none">
        <style:tab-stops/>
      </style:paragraph-properties>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P9" style:family="paragraph" style:parent-style-name="heading_20_1" style:list-style-name="">
      <style:paragraph-properties fo:margin-top="0.847cm" fo:margin-bottom="0cm" fo:line-height="115%" fo:keep-together="always" fo:keep-with-next="always" style:text-autospace="none"/>
      <style:text-properties fo:color="#4a442a" style:font-name="Arial" fo:font-size="12pt" fo:font-weight="bold" style:font-name-asian="Arial" style:font-size-asian="12pt" style:font-weight-asian="bold" style:font-name-complex="Arial" style:font-size-complex="12pt" style:font-weight-complex="bold"/>
    </style:style>
    <style:style style:name="P10" style:family="paragraph" style:parent-style-name="heading_20_1" style:list-style-name="">
      <style:paragraph-properties fo:margin-top="0.847cm" fo:margin-bottom="0cm" fo:line-height="115%" fo:keep-together="always" fo:keep-with-next="always" style:text-autospace="none"/>
      <style:text-properties style:use-window-font-color="true" style:font-name="Arial" fo:font-size="10pt" fo:font-weight="bold" style:font-name-asian="Times New Roman" style:font-size-asian="10pt" style:font-weight-asian="bold" style:font-name-complex="Times New Roman" style:font-size-complex="10pt" style:font-weight-complex="bold"/>
    </style:style>
    <style:style style:name="T1" style:family="text">
      <style:text-properties style:use-window-font-color="true"/>
    </style:style>
    <style:style style:name="T2" style:family="text">
      <style:text-properties style:use-window-font-color="true" style:font-name="Times New Roman" fo:font-size="12pt" fo:font-weight="normal" style:font-name-asian="Times New Roman" style:font-size-asian="12pt" style:font-weight-asian="normal" style:font-name-complex="Times New Roman" style:font-size-complex="12pt" style:font-weight-complex="normal"/>
    </style:style>
    <style:style style:name="T3" style:family="text">
      <style:text-properties style:use-window-font-color="true"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4" style:family="text">
      <style:text-properties style:use-window-font-color="true" style:font-name="Times New Roman" fo:font-size="12pt" fo:language="en" fo:country="US"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5" style:family="text">
      <style:text-properties style:use-window-font-color="true" style:font-name="Times New Roman" fo:font-size="12pt" fo:language="sv" fo:country="SE"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6" style:family="text">
      <style:text-properties style:use-window-font-color="true" style:font-name="Times New Roman" fo:font-weight="normal" style:font-name-asian="Times New Roman" style:font-weight-asian="normal" style:font-name-complex="Times New Roman" style:font-weight-complex="normal"/>
    </style:style>
    <style:style style:name="T7" style:family="text">
      <style:text-properties style:use-window-font-color="true" fo:font-weight="normal" style:font-weight-asian="normal" style:font-weight-complex="normal"/>
    </style:style>
    <style:style style:name="T8" style:family="text">
      <style:text-properties fo:font-size="12pt"/>
    </style:style>
    <style:style style:name="T9" style:family="text">
      <style:text-properties fo:font-size="12pt"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style:font-name="Times New Roman"/>
    </style:style>
    <style:style style:name="T12" style:family="text">
      <style:text-properties style:font-name="Times New Roman" fo:font-size="12pt" fo:language="en" fo:country="US" fo:font-style="normal" style:font-name-asian="Times New Roman" style:font-size-asian="12pt" style:font-style-asian="normal" style:font-name-complex="Times New Roman" style:font-size-complex="12pt" style:font-style-complex="normal"/>
    </style:style>
    <style:style style:name="T13" style:family="text">
      <style:text-properties style:font-name="Times New Roman" fo:font-size="12pt" fo:language="en" fo:country="US" style:font-name-asian="Times New Roman" style:font-size-asian="12pt" style:font-name-complex="Times New Roman" style:font-size-complex="12pt"/>
    </style:style>
    <style:style style:name="T14" style:family="text">
      <style:text-properties fo:font-weight="normal"/>
    </style:style>
    <style:style style:name="T15" style:family="text">
      <style:text-properties style:font-name-asian="Times New Roman"/>
    </style:style>
    <style:style style:name="T16" style:family="text">
      <style:text-properties style:font-size-asian="12pt"/>
    </style:style>
    <style:style style:name="T17" style:family="text">
      <style:text-properties style:font-weight-asian="normal"/>
    </style:style>
    <style:style style:name="T18" style:family="text">
      <style:text-properties style:font-name-complex="Times New Roman"/>
    </style:style>
    <style:style style:name="T19" style:family="text">
      <style:text-properties style:font-size-complex="12pt"/>
    </style:style>
    <style:style style:name="T20" style:family="text">
      <style:text-properties style:font-weight-complex="normal"/>
    </style:style>
    <style:style style:name="T21" style:family="text">
      <style:text-properties fo:font-style="italic" style:font-style-asian="italic" style:font-size-complex="12pt" style:font-style-complex="italic"/>
    </style:style>
    <style:style style:name="T22" style:family="text">
      <style:text-properties fo:font-style="normal"/>
    </style:style>
    <style:style style:name="T23" style:family="text">
      <style:text-properties fo:font-style="normal" style:font-style-asian="normal" style:font-style-complex="normal"/>
    </style:style>
    <style:style style:name="T24" style:family="text">
      <style:text-properties fo:language="en" fo:country="US"/>
    </style:style>
    <style:style style:name="T25" style:family="text">
      <style:text-properties style:font-style-asian="normal"/>
    </style:style>
    <style:style style:name="T26" style:family="text">
      <style:text-properties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lantagepatrioterna</text:p>
      <text:p text:style-name="P10">Bakgrund</text:p>
      <text:p text:style-name="P2"/>
      <text:p text:style-name="P7"><text:span text:style-name="T6">Idén till företaget Plantagepatrioterna uppkom bland några människor som ville uttrycka sin kärlek för fosterlandet. Det sköna och vackra Sverige behövde i deras tycke avspeglas i lika fina trädgårdar. Företaget startades den 8 september 2010 i syfte att bedriva trädgårdsverksamhet till en rimlig kostnad för folk som ville vårda och värna om sina ägor.</text:span></text:p>
      <text:p text:style-name="P3">Vare sig du är pensionär eller ny husägare skall du ha råd med våra tjänster och produkter. Det är allas rätt att kunna sitta i sin trädgård utformad efter personligt tycke och avnjuta en frisk och god kopp kaffe en söndagseftermiddag.</text:p>
      <text:p text:style-name="P6"><text:span text:style-name="T2">Företaget drivs som enskild firma men tanken är att omvandlas till aktiebolag när verksamheten uppnått större omsättning. I nuläget består företaget av ägaren och 2 anställda. Vi driver verksamheten som enskild firma eftersom vi inledningsvis, med en mindre verksamhet, anser det vara fördelaktigast. </text:span></text:p>
      <text:p text:style-name="P3">Företaget kommer efter hand att byggas ut och genom att vårda sina kundrelationer kommer vi slutligen kunna erbjuda kompletta paket och attraktiva erbjudanden inom trädgårdar och plantage. Vi hoppas bli det ledande företaget när det handlar om trädgårdstjänster och strävar efter att kunna erbjuda tjänster för att tillfredsställa alla möjliga behov.</text:p>
      <text:p text:style-name="P3">Alla som kommer i kontakt med företaget skall trivas och frodas, våra kunskaper om plantor och verktyg i samband med restaurering och vård av trädgårdar skall spridas. Företaget skall agera som en stabil och god grund för vidare utveckling av den enskilde individen.</text:p>
      <text:p text:style-name="P3">Önskar personal och tillhörande personer utvidga sina kunskaper och vyer kommer företaget stå för kostnader inom relevant utbildning.</text:p>
      <text:p text:style-name="P3">För tillfället finns vi endast i Lund, men vårt mål är att snabbt och i jämn takt expandera först i Skåne och därefter i övriga Sverige. Tanken är att i slutändan bli ett ledande och framgångsrikt aktiebolag.</text:p>
      <text:p text:style-name="P2"/>
      <text:p text:style-name="P4">Affärsidé</text:p>
      <text:p text:style-name="P3">Plantagepatrioterna skall sälja trädgårdstjänster och varor enligt kundens önskemål och begäran. Vi skall främst sälja våra tjänster till lokalbefolkningen. Kunderna kommer bestå av folk som äger en trädgård och vi kommer konkurrera med ett rimligt pris, kundernas förmåga att påverka samt våra goda kundrelationer. Vi strävar alltid efter perfektion, att kunden står i fokus och blir nöjd. Detta kommer både leda till ett gott rykte och en återkommande kundbas.</text:p>
      <text:p text:style-name="P3"><text:span text:style-name="T10"/></text:p>
      <text:p text:style-name="P3"><text:span text:style-name="T10"/></text:p>
      <text:p text:style-name="P5"><text:soft-page-break/><text:span text:style-name="T10">Affärsmodell (Den inre affärsidén)</text:span></text:p>
      <text:p text:style-name="P3">Vår viktigaste resurs är personalen. Det är mycket viktigt för alla som associeras med företaget att ha goda sociala och trädgårdsrelaterade kunskaper. Personalen skall ha förmågan att snabbt kunna bedöma vilka resurser, kostnader och tjänster som kommer behövas för att utföra ett begärt arbete från en kund.</text:p>
      <text:p text:style-name="P3">Den personliga kontakten mellan kunderna och företagets anställda kommer leda till en effektiv användning av de resurser som vi tillhandahåller.</text:p>
      <text:p text:style-name="P6"><text:span text:style-name="T2">Vi som företag skall också vara moderna och följa med i tiden och utvecklingen. Detta innebär att vi ge</text:span><text:bookmark text:name="main"/><text:bookmark text:name="search"/>n<text:span text:style-name="T2">om avancerade system kommer sköta schemaläggning och arbetsuppgifter samt beställning och skötsel av fakturor. Det leder till att vi kommer kunna hantera oförberedda händelser snabbt och bra samt att den stabila bakgrund vi får ge</text:span><text:bookmark text:name="main1"/><text:bookmark text:name="search1"/><text:span text:style-name="T2">nom</text:span><text:span text:style-name="T2"> att inte ha några problem med det ekonomiska kommer ge oss möjlighet att växa ytterligare.</text:span></text:p>
      <text:p text:style-name="P6"><text:span text:style-name="T2">Företagets intäkter kommer bestå av försäljningen av våra tjänster. Det företaget kommer sälja är personalens tid. Tillsammans med trädgårdstjänsterna kommer i vissa fall på kundens begäran olika nödvändiga tillbehör</text:span> i syfte att ku<text:bookmark text:name="main3"/><text:bookmark text:name="search3"/><text:span text:style-name="T2">n</text:span><text:bookmark text:name="main4"/><text:bookmark text:name="search4"/><text:span text:style-name="T2">na utföra tjä</text:span><text:bookmark text:name="main5"/><text:bookmark text:name="search5"/><text:span text:style-name="T2">nste</text:span><text:bookmark text:name="main6"/><text:bookmark text:name="search6"/><text:span text:style-name="T2">n att beställas i</text:span><text:bookmark text:name="main2"/><text:bookmark text:name="search2"/><text:span text:style-name="T2">n, där kommer även</text:span><text:span text:style-name="T2"> en intäkt på cirka 10% av kostnaden på beställningen att tas ut i hanteringsavgift.</text:span></text:p>
      <text:p text:style-name="P3">Företaget kommer inte producera några egna varor utan endast sälja tjänster. De produkter som är vanligaste förekommande vid beställningen av tjänster kommer dock att tillhandahållas i ett mindre lager. Om kunden har speciella önskemål kommer de nödvändiga produkterna att beställas i efterhand.</text:p>
      <text:p text:style-name="P3">Våra tjänster och produkter kommer levereras på plats vid första möjliga lediga arbetstillfälle. <text:s/>Har kunden speciella önskemål kommer leveransens villkor att diskuteras fram. </text:p>
      <text:p text:style-name="P3"/>
      <text:p text:style-name="P4">Affärsstrategi</text:p>
      <text:p text:style-name="P3">Frågeställning</text:p>
      <text:p text:style-name="P8">·<text:tab/>Var är vi?</text:p>
      <text:p text:style-name="P8">·<text:tab/>Vart ska vi?</text:p>
      <text:p text:style-name="P8">·<text:tab/>Vilka är våra framtida mål?</text:p>
      <text:p text:style-name="P8">·<text:tab/>Hur ska vi ta oss dit?</text:p>
      <text:p text:style-name="P6"><text:span text:style-name="T2">För tillfället är vi ett mindre företag med en ägare och 2 anställda. Vi finns endast i Lund och arbetar hårt för att bygga upp kundrelationer oc</text:span><text:span text:style-name="T3">h </text:span><text:bookmark text:name="main7"/><text:bookmark text:name="search7"/><text:span text:style-name="Emphasis"><text:span text:style-name="T23">ett bra kontaktnät</text:span></text:span>.<text:span text:style-name="T2"> I Lund finns många högutbildade människor med en god ekonomiskt situation, vilket lämnar goda marginaler för trädgårdsverksamhet. Detta är en styrka i form av närhet då vi väl känner till staden Lund och dess miljöer. Våra svagheter är för tillfället att vi är nyetablerade på marknaden och att vi i samband med detta har en liten kundbas. Möjligheterna och potentialen är enligt vår bedömning trots allt mycket goda.</text:span></text:p>
      <text:p text:style-name="P3"><text:soft-page-break/>Vi jobbar med lokal marknadsföring men hoppas att vårt rykte skall sprida sig och att folk kommer välja oss när de letar efter trädgårdstjänster i någon form. Förhoppningarna att bli ett större och mera dominerande företaget är mycket goda.</text:p>
      <text:p text:style-name="P3">Vår vision och vårt framtida mål går hand i hand då vi vill förbättra den allmänna trivseln och ge våra kunder den trädgård och utomhusmiljö de alltid drömt om till en rimlig summa. Vi vill arbeta lokalt<text:span text:style-name="T23"> med få mellanhänder i arbetet, vilket kommer bidra till ökad snabbhet och effektivitet. </text:span></text:p>
      <text:p text:style-name="P6"><text:span text:style-name="T4">Vi skall uppnå alla våra uppsatta mål genom att anställa kunnig och socialt kompetent personal, vilket bidrar till kundernas trivsel. Trivs kunderna kommer det genera mer arbete och kunderna återvänder även</text:span><text:span text:style-name="T5"> fortsättningsvis</text:span><text:span text:style-name="T4">. Vi skall dessutom vårda våra nuvarande kundrelationer och erbjuda serviceavtal. När folk hör talas om oss är det naturligt att vår kundkrets blir större.</text:span></text:p>
      <text:p text:style-name="P6"><text:span text:style-name="T12">Det kommer vara hög effektivitet som gäller och inledningsvis skall vi försöka fylla de anställdas scheman så pas</text:span><text:span text:style-name="T13">s att de alltid har arbete och aldrig behöver vänta eller sitta rastlösa. Detta skall uppnås med hjälp av tekniska hjälpmedel och scheman och när våra nuvarande arbetares tid inte längre räcker till ge</text:span>ntemot<text:span text:style-name="T13"> företagets beställningar och kundernas förväntningar kommer nya anställningar att ske. På detta sätt kommer det att fortsätta tills vi har blivit en markant och viktig aktör på trädgårdsmarknaden.</text:span></text:p>
      <text:p text:style-name="P6"><text:span text:style-name="T13">Företaget använder sig av en så kallad servicestrategi. Tjänsterna erbjuds till ett rimligt pris och god service.</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next-style-name="Standard">
      <style:paragraph-properties style:text-autospace="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enny  Drakengrim</meta:initial-creator>
    <meta:creation-date>2010-09-09T13:04:58.54</meta:creation-date>
    <dc:date>2010-09-09T15:30:15.77</dc:date>
    <dc:creator>Jenny  Drakengrim</dc:creator>
    <meta:editing-duration>PT02H25M21S</meta:editing-duration>
    <meta:editing-cycles>14</meta:editing-cycles>
    <meta:generator>OpenOffice.org/3.1$Win32 OpenOffice.org_project/310m11$Build-9399</meta:generator>
    <meta:document-statistic meta:table-count="0" meta:image-count="0" meta:object-count="0" meta:page-count="3" meta:paragraph-count="30" meta:word-count="980" meta:character-count="6330"/>
  </office:meta>
</office:document-meta>
</file>